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Standard">
      <style:text-properties fo:color="#000000" loext:opacity="100%" officeooo:rsid="00070d1c" officeooo:paragraph-rsid="00070d1c"/>
    </style:style>
    <style:style style:name="P4" style:family="paragraph" style:parent-style-name="Text_20_body">
      <style:text-properties fo:color="#000000" loext:opacity="100%" officeooo:rsid="00070d1c" officeooo:paragraph-rsid="00070d1c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7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10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 fo:background-color="transparent"/>
    </style:style>
    <style:style style:name="P11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officeooo:paragraph-rsid="00079452"/>
    </style:style>
    <style:style style:name="P12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officeooo:paragraph-rsid="00079452" fo:background-color="transparen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3.5pt" fo:letter-spacing="normal" fo:font-style="normal" fo:font-weight="normal"/>
    </style:style>
    <style:style style:name="P16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fo:font-size="13.5pt" fo:letter-spacing="normal" fo:font-style="normal" fo:font-weight="normal"/>
    </style:style>
    <style:style style:name="P17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3.5pt" fo:letter-spacing="normal" fo:font-style="normal" fo:font-weight="normal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officeooo:paragraph-rsid="00079452"/>
    </style:style>
    <style:style style:name="T1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5" style:family="text">
      <style:text-properties fo:font-variant="normal" fo:text-transform="none" fo:color="#000000" loext:opacity="100%" fo:font-size="13.5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000000" loext:opacity="100%" fo:font-size="13.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000000" loext:opacity="100%" fo:font-size="13.5pt" fo:letter-spacing="normal" fo:font-style="normal" fo:font-weight="bold" fo:background-color="transparent" loext:char-shading-value="0" loext:padding="0cm" loext:border="none"/>
    </style:style>
    <style:style style:name="T8" style:family="text">
      <style:text-properties fo:font-variant="normal" fo:text-transform="none" fo:color="#000000" loext:opacity="100%" fo:font-size="13.5pt" fo:letter-spacing="normal" fo:font-style="normal" fo:font-weight="bold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style:font-size-asian="10.5pt" style:font-style-asian="normal" style:font-weight-asian="normal" loext:padding="0cm" loext:border="none"/>
    </style:style>
    <style:style style:name="T11" style:family="text">
      <style:text-properties fo:font-variant="normal" fo:text-transform="none" fo:color="#000000" loext:opacity="100%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000000" loext:opacity="100%" fo:letter-spacing="normal" fo:background-color="#272822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20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079452" fo:background-color="transparent" loext:char-shading-value="0" style:font-weight-asian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24" style:family="text">
      <style:text-properties fo:font-variant="normal" fo:text-transform="none" fo:color="#000000" loext:opacity="100%" style:font-name="Source Serif Pro" fo:font-size="13.5pt" fo:letter-spacing="normal" fo:font-style="normal" fo:font-weight="normal" style:font-weight-asian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Source Serif Pro" fo:font-size="13.5pt" fo:letter-spacing="normal" fo:font-style="normal" fo:font-weight="bold" loext:padding="0cm" loext:border="none"/>
    </style:style>
    <style:style style:name="T26" style:family="text">
      <style:text-properties fo:font-variant="normal" fo:text-transform="none" fo:color="#000000" loext:opacity="100%" style:font-name="Source Serif Pro" fo:font-size="13.5pt" fo:letter-spacing="normal" fo:font-style="normal" fo:font-weight="bold" officeooo:rsid="00079452" loext:padding="0cm" loext:border="none"/>
    </style:style>
    <style:style style:name="T27" style:family="text">
      <style:text-properties fo:font-variant="normal" fo:text-transform="none" fo:color="#000000" loext:opacity="100%" style:font-name="Source Serif Pro" fo:font-size="13.5pt" fo:letter-spacing="normal" fo:font-style="normal" fo:font-weight="bold" officeooo:rsid="00079452" fo:background-color="transparent" loext:char-shading-value="0" loext:padding="0cm" loext:border="none"/>
    </style:style>
    <style:style style:name="T28" style:family="text">
      <style:text-properties fo:font-variant="normal" fo:text-transform="none" fo:color="#000000" loext:opacity="100%" style:font-name="Source Serif Pro" fo:font-size="13.5pt" fo:letter-spacing="normal" fo:font-style="normal" fo:font-weight="bold" officeooo:rsid="00079452" fo:background-color="transparent" loext:char-shading-value="0" loext:padding="0cm" loext:border="none"/>
    </style:style>
    <style:style style:name="T29" style:family="text">
      <style:text-properties fo:font-variant="normal" fo:text-transform="none" fo:color="#000000" loext:opacity="100%" style:font-name="Source Serif Pro" fo:font-size="13.5pt" fo:letter-spacing="normal" fo:font-style="normal" fo:font-weight="bold" officeooo:rsid="00079452" fo:background-color="transparent" loext:char-shading-value="0" style:font-weight-asian="bold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loext:opacity="100%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33" style:family="text">
      <style:text-properties fo:font-variant="normal" fo:text-transform="none" fo:color="#000000" loext:opacity="100%" style:font-name="Source Serif Pro" fo:font-size="13.5pt" fo:letter-spacing="normal" fo:font-style="normal" officeooo:rsid="00079452" loext:padding="0cm" loext:border="none"/>
    </style:style>
    <style:style style:name="T34" style:family="text">
      <style:text-properties fo:font-variant="normal" fo:text-transform="none" fo:color="#000000" loext:opacity="100%" style:font-name="Source Serif Pro" fo:font-size="13.5pt" fo:letter-spacing="normal" fo:font-style="normal" loext:padding="0cm" loext:border="none"/>
    </style:style>
    <style:style style:name="T35" style:family="text">
      <style:text-properties officeooo:rsid="00079452"/>
    </style:style>
    <style:style style:name="T36" style:family="text">
      <style:text-properties fo:color="#000000" loext:opacity="100%" fo:letter-spacing="normal" fo:font-weight="bold" officeooo:rsid="00079452" loext:padding="0cm" loext:border="none"/>
    </style:style>
    <style:style style:name="T37" style:family="text">
      <style:text-properties fo:color="#000000" loext:opacity="100%" fo:letter-spacing="normal" fo:font-weight="bold" loext:padding="0cm" loext:border="none"/>
    </style:style>
    <style:style style:name="T38" style:family="text">
      <style:text-properties fo:color="#080808" loext:opacity="100%" style:font-name="0" fo:font-size="10.5pt" style:font-size-asian="10.5pt"/>
    </style:style>
    <style:style style:name="T39" style:family="text">
      <style:text-properties fo:color="#080808" loext:opacity="100%" style:font-name="Liberation Mono1" fo:font-size="10.5pt" style:font-size-asian="10.5pt" style:font-style-asian="normal" style:font-weight-asian="normal"/>
    </style:style>
    <style:style style:name="T40" style:family="text">
      <style:text-properties fo:color="#0033b3" loext:opacity="100%" style:font-name="Liberation Mono1" fo:font-size="10.5pt" style:font-size-asian="10.5pt" style:font-style-asian="normal" style:font-weight-asian="normal"/>
    </style:style>
    <style:style style:name="T41" style:family="text">
      <style:text-properties fo:color="#871094" loext:opacity="100%" style:font-name="Liberation Mono1" fo:font-size="10.5pt" style:font-size-asian="10.5pt" style:font-style-asian="normal" style:font-weight-asian="normal"/>
    </style:style>
    <style:style style:name="T42" style:family="text">
      <style:text-properties fo:color="#1750eb" loext:opacity="100%" style:font-name="Liberation Mono1" fo:font-size="10.5pt" style:font-size-asian="10.5pt" style:font-style-asian="normal" style:font-weight-asian="normal"/>
    </style:style>
    <style:style style:name="T43" style:family="text">
      <style:text-properties style:font-name="Source Serif Pro"/>
    </style:style>
    <style:style style:name="T44" style:family="text">
      <style:text-properties style:font-name="Source Serif Pro" fo:font-weight="bold" style:font-weight-asian="bold" style:font-weight-complex="bold"/>
    </style:style>
    <style:style style:name="T45" style:family="text">
      <style:text-properties fo:color="#067d17" loext:opacity="100%" style:font-name="Liberation Mono1" fo:font-size="10.5pt" style:font-size-asian="10.5pt" style:font-style-asian="normal" style:font-weight-asian="normal"/>
    </style:style>
    <style:style style:name="T46" style:family="text">
      <style:text-properties fo:color="#00627a" loext:opacity="100%" style:font-name="Liberation Mono1" fo:font-size="10.5pt" style:font-size-asian="10.5pt" style:font-style-asian="normal" style:font-weight-asian="normal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36">A</text:span><text:span text:style-name="T37">justando modelos de machine learning</text:span></text:h>
      <text:h text:style-name="P12" text:outline-level="1"><text:span text:style-name="T26"/></text:h>
      <text:p text:style-name="P24"><text:span text:style-name="T20">Exploramos</text:span><draw:frame draw:style-name="fr1" draw:name="Quadro1" text:anchor-type="char" svg:width="0.041cm" draw:z-index="0"><draw:text-box fo:min-height="0.041cm"><text:list xml:id="list1983906290" text:style-name="L1"><text:list-item><text:p text:style-name="P17"/></text:list-item></text:list></draw:text-box></draw:frame><text:span text:style-name="T18"> como funciona o aprendizado supervisionado, em que um modelo aprende a partir de dados rotulados para realizar previsões. </text:span></text:p>
      <text:p text:style-name="P24"><text:span text:style-name="T18">Agora, vamos dar um passo além e entender como melhorar o desempenho desses modelos!</text:span></text:p>
      <text:p text:style-name="P5">Ao treinar um modelo de machine learning, surgem algumas questões importantes:</text:p>
      <text:list xml:id="list1535920083" text:style-name="L2">
        <text:list-item>
          <text:p text:style-name="P18">Como encontrar os melhores parâmetros para um modelo?</text:p>
        </text:list-item>
        <text:list-item>
          <text:p text:style-name="P18">Como identificar quais variáveis realmente influenciam as previsões?</text:p>
        </text:list-item>
      </text:list>
      <text:p text:style-name="P5">Para responder a essas perguntas, utilizamos técnicas como:</text:p>
      <text:list xml:id="list278827958" text:style-name="L3">
        <text:list-item>
          <text:p text:style-name="P19">Ajuste de Hiperparâmetros → Encontrar os melhores valores para os parâmetros do modelo.</text:p>
        </text:list-item>
        <text:list-item>
          <text:p text:style-name="P19">Seleção de Features → Identificar as características mais relevantes para o problema.</text:p>
        </text:list-item>
      </text:list>
      <text:p text:style-name="P5">Chegou a sua vez de explorar os casos de classificação (dataset California Housing) e regressão (dataset Pima Indians Diabetes) que trabalhamos ao longo desta aula para entender na prática como funciona o ajuste de modelos.</text:p>
      <text:p text:style-name="P5">Utilizando o Google Colab, aplique a técnica de Grid Search para ajuste de hiperparâmetros no modelo de árvore de decisão no caso de classificação e identifique as características mais importantes na previsão de diabetes usando o caso de regressão.</text:p>
      <text:p text:style-name="P2"/>
      <text:h text:style-name="Heading_20_2" text:outline-level="2">Resposta:</text:h>
      <text:p text:style-name="P3"/>
      <text:p text:style-name="P4"><text:span text:style-name="Strong_20_Emphasis"><text:span text:style-name="T3">Ajuste de hiperparâmetros com Grid Search</text:span></text:span></text:p>
      <text:p text:style-name="P6">Utilizaremos o dataset California Housing para ajustar os hiperparâmetros de um modelo de Árvore de Decisão.</text:p>
      <text:p text:style-name="P6">No Google Colab, o primeiro passo consiste em carregar o dataset e preparar os dados:</text:p>
      <text:p text:style-name="P6"/>
      <text:p text:style-name="P6"><text:soft-page-break/></text:p>
      <text:p text:style-name="P14"><text:span text:style-name="T38"><text:s text:c="4"/></text:span><text:span text:style-name="T39">from sklearn.datasets </text:span><text:span text:style-name="T40">import </text:span><text:span text:style-name="T39">fetch_california_housing</text:span><text:line-break/><text:span text:style-name="T39"> <text:s text:c="3"/>from sklearn.model_selection </text:span><text:span text:style-name="T40">import </text:span><text:span text:style-name="T39">train_test_split</text:span><text:line-break/><text:line-break/><text:span text:style-name="T39"> <text:s text:c="11"/></text:span><text:span text:style-name="T41">california </text:span><text:span text:style-name="T39">= fetch_california_housing()</text:span><text:line-break/><text:span text:style-name="T39"> <text:s text:c="3"/>X = </text:span><text:span text:style-name="T41">california</text:span><text:span text:style-name="T39">.data</text:span><text:line-break/><text:span text:style-name="T39"> <text:s text:c="11"/></text:span><text:span text:style-name="T41">y </text:span><text:span text:style-name="T39">= </text:span><text:span text:style-name="T41">california</text:span><text:span text:style-name="T39">.target</text:span><text:line-break/><text:line-break/><text:span text:style-name="T39"># Dividindo os dados entre treino e teste</text:span><text:line-break/><text:span text:style-name="T39"> <text:s text:c="11"/></text:span><text:span text:style-name="T41">X_train</text:span><text:span text:style-name="T39">, </text:span><text:span text:style-name="T41">X_test</text:span><text:span text:style-name="T39">, </text:span><text:span text:style-name="T41">y_train</text:span><text:span text:style-name="T39">, </text:span><text:span text:style-name="T41">y_test </text:span><text:span text:style-name="T39">= train_test_split(X, </text:span><text:span text:style-name="T41">y</text:span><text:span text:style-name="T39">, test_size=</text:span><text:span text:style-name="T42">0.3</text:span><text:span text:style-name="T39">, random_state=</text:span><text:span text:style-name="T42">42</text:span><text:span text:style-name="T39">)</text:span></text:p>
      <text:p text:style-name="P13"/>
      <text:p text:style-name="P21"><text:span text:style-name="T43">Na sequência, implementamos o ajuste de hiperparâmetros com a técnica </text:span><text:span text:style-name="T44">Grid Search</text:span><text:span text:style-name="T43">, encontrando os melhores valores para os parâmetros do nosso modelo de Árvore de Decisão.</text:span></text:p>
      <text:p text:style-name="P21"/>
      <text:p text:style-name="P16"><text:span text:style-name="T38"><text:s text:c="4"/></text:span><text:span text:style-name="T39">from sklearn.tree </text:span><text:span text:style-name="T40">import </text:span><text:span text:style-name="T39">DecisionTreeRegressor</text:span><text:line-break/><text:span text:style-name="T39"> <text:s text:c="3"/>from sklearn.model_selection </text:span><text:span text:style-name="T40">import </text:span><text:span text:style-name="T39">GridSearchCV</text:span><text:line-break/><text:line-break/><text:span text:style-name="T39"># Definição dos hiperparâmetros a serem testados</text:span><text:line-break/><text:span text:style-name="T39"> <text:s text:c="3"/>param_grid = {</text:span><text:line-break/><text:span text:style-name="T39"> <text:s text:c="7"/></text:span><text:span text:style-name="T45">'max_depth'</text:span><text:span text:style-name="T39">: [</text:span><text:span text:style-name="T42">3</text:span><text:span text:style-name="T39">, </text:span><text:span text:style-name="T42">5</text:span><text:span text:style-name="T39">, </text:span><text:span text:style-name="T42">7</text:span><text:span text:style-name="T39">, </text:span><text:span text:style-name="T42">10</text:span><text:span text:style-name="T39">],</text:span><text:line-break/><text:span text:style-name="T39"> <text:s text:c="7"/></text:span><text:span text:style-name="T45">'min_samples_split'</text:span><text:span text:style-name="T39">: [</text:span><text:span text:style-name="T42">2</text:span><text:span text:style-name="T39">, </text:span><text:span text:style-name="T42">5</text:span><text:span text:style-name="T39">, </text:span><text:span text:style-name="T42">10</text:span><text:span text:style-name="T39">],</text:span><text:line-break/><text:span text:style-name="T39"> <text:s text:c="7"/></text:span><text:span text:style-name="T45">'min_samples_leaf'</text:span><text:span text:style-name="T39">: [</text:span><text:span text:style-name="T42">1</text:span><text:span text:style-name="T39">, </text:span><text:span text:style-name="T42">2</text:span><text:span text:style-name="T39">, </text:span><text:span text:style-name="T42">4</text:span><text:span text:style-name="T39">]</text:span><text:line-break/><text:span text:style-name="T39"> <text:s text:c="3"/>}</text:span><text:line-break/><text:line-break/><text:span text:style-name="T39"># Criando o modelo</text:span><text:line-break/><text:span text:style-name="T39"> <text:s text:c="11"/></text:span><text:span text:style-name="T41">model </text:span><text:span text:style-name="T39">= DecisionTreeRegressor()</text:span><text:line-break/><text:line-break/><text:span text:style-name="T39"># Aplicando Grid Search</text:span><text:line-break/><text:span text:style-name="T39"> <text:s text:c="11"/></text:span><text:span text:style-name="T41">grid_search </text:span><text:span text:style-name="T39">= GridSearchCV(</text:span><text:span text:style-name="T41">model</text:span><text:span text:style-name="T39">, param_grid, cv=</text:span><text:span text:style-name="T42">5</text:span><text:span text:style-name="T39">, scoring=</text:span><text:span text:style-name="T45">'neg_mean_squared_error'</text:span><text:span text:style-name="T39">)</text:span><text:line-break/><text:span text:style-name="T41">grid_search</text:span><text:span text:style-name="T39">.fit(X_train, y_train)</text:span><text:line-break/><text:line-break/><text:span text:style-name="T39"> <text:s text:c="11"/># Exibindo os melhores parâmetros encontrados</text:span><text:line-break/><text:span text:style-name="T39"> <text:s text:c="3"/></text:span><text:span text:style-name="T46">print</text:span><text:span text:style-name="T39">(f</text:span><text:span text:style-name="T45">"Melhores parâmetros: {grid_search.best_params_}"</text:span><text:span text:style-name="T39">)</text:span><text:bookmark-start text:name="__DdeLink__635_2506024167"/><text:bookmark-end text:name="__DdeLink__635_2506024167"/></text:p>
      <text:p text:style-name="P16"><text:span text:style-name="Source_20_Text"><text:span text:style-name="T10"/></text:span></text:p>
      <text:p text:style-name="P6">Estamos testando diferentes valores para três configurações da árvore de decisão:</text:p>
      <text:list xml:id="list3705706086" text:style-name="L4">
        <text:list-item>
          <text:p text:style-name="P22"><text:span text:style-name="Source_20_Text"><text:span text:style-name="T30">max_depth</text:span></text:span><text:span text:style-name="T31">:</text:span><text:span text:style-name="T23"> Profundidade máxima da árvore (3, 5, 7, 10).</text:span></text:p>
        </text:list-item>
        <text:list-item>
          <text:p text:style-name="P22"><text:span text:style-name="Source_20_Text"><text:span text:style-name="T22">min_samples_split</text:span></text:span><text:span text:style-name="T23">: Número mínimo de amostras para dividir um nó (2, 5, 10).</text:span></text:p>
        </text:list-item>
        <text:list-item>
          <text:p text:style-name="P23"><text:span text:style-name="Source_20_Text"><text:span text:style-name="T30">min_samples_leaf</text:span></text:span><text:span text:style-name="T31">:</text:span><text:span text:style-name="T23"> Número mínimo de amostras por folha (1, 2, 4).</text:span></text:p>
        </text:list-item>
      </text:list>
      <text:p text:style-name="P8"><text:span text:style-name="T23">O </text:span><text:span text:style-name="Source_20_Text"><text:span text:style-name="T22">GridSearchCV</text:span></text:span><text:span text:style-name="T23"> r</text:span><text:span text:style-name="T16">ealiza uma busca exaustiva combinando todos os valores dos hiperparâmetros, usando validação cruzada (cv=5) para testar diferentes divisões dos dados e evitar o overfitting.</text:span></text:p>
      <text:p text:style-name="P8"><text:soft-page-break/><text:span text:style-name="T16">A métrica de avaliação escolhida é o erro quadrático médio negativo </text:span><text:span text:style-name="T31">(</text:span><text:span text:style-name="Source_20_Text"><text:span text:style-name="T30">neg_mean_squared_error</text:span></text:span><text:span text:style-name="T31">)</text:span><text:span text:style-name="T23">, pois queremos minimizar o erro do modelo.</text:span></text:p>
      <text:p text:style-name="P8"><text:span text:style-name="T23">O método </text:span><text:span text:style-name="Source_20_Text"><text:span text:style-name="T30">fit(X_train, y_train)</text:span></text:span><text:span text:style-name="T31"> </text:span><text:span text:style-name="T23">treina o modelo para todas as combinações possíveis do hiperparâmetros. Após os testes, o </text:span><text:span text:style-name="Source_20_Text"><text:span text:style-name="T30">grid_search.best_params_</text:span></text:span><text:span text:style-name="T23"> ret</text:span><text:span text:style-name="T16">orna os melhores valores encontrados.</text:span></text:p>
      <text:p text:style-name="P6">Esse processo nos ajuda a ajustar o modelo automaticamente, escolhendo a melhor configuração sem precisar testar manualmente. Assim, garantimos que a árvore de decisão esteja otimizando suas previsões com base nos dados.</text:p>
      <text:p text:style-name="P8"><text:span text:style-name="Strong_20_Emphasis"><text:span text:style-name="T18">Seleção de Features com Random Forest</text:span></text:span></text:p>
      <text:p text:style-name="P6">Agora, vamos utilizar o dataset Pima Indians Diabetes para identificar as características mais importantes na previsão de diabetes.</text:p>
      <text:p text:style-name="P6">O primeiro passo consiste em carregar e preparar os dados.</text:p>
      <text:p text:style-name="P14"><text:span text:style-name="T40">import </text:span><text:span text:style-name="T39">pandas as pd</text:span><text:line-break/><text:span text:style-name="T39"> <text:s text:c="3"/>from sklearn.datasets </text:span><text:span text:style-name="T40">import </text:span><text:span text:style-name="T39">load_diabetes</text:span><text:line-break/><text:line-break/><text:span text:style-name="T39"># Carregar os dados</text:span><text:line-break/><text:span text:style-name="T39"> <text:s text:c="11"/></text:span><text:span text:style-name="T41">diabetes </text:span><text:span text:style-name="T39">= load_diabetes()</text:span><text:line-break/><text:span text:style-name="T39"> <text:s text:c="3"/>X = </text:span><text:span text:style-name="T41">diabetes</text:span><text:span text:style-name="T39">.data</text:span><text:line-break/><text:span text:style-name="T39"> <text:s text:c="11"/></text:span><text:span text:style-name="T41">y </text:span><text:span text:style-name="T39">= </text:span><text:span text:style-name="T41">diabetes</text:span><text:span text:style-name="T39">.target</text:span><text:line-break/><text:line-break/><text:span text:style-name="T39"># Dividir os dados entre treino e teste</text:span><text:line-break/><text:span text:style-name="T39"> <text:s text:c="11"/></text:span><text:span text:style-name="T41">X_train</text:span><text:span text:style-name="T39">, </text:span><text:span text:style-name="T41">X_test</text:span><text:span text:style-name="T39">, </text:span><text:span text:style-name="T41">y_train</text:span><text:span text:style-name="T39">, </text:span><text:span text:style-name="T41">y_test </text:span><text:span text:style-name="T39">= train_test_split(X, </text:span><text:span text:style-name="T41">y</text:span><text:span text:style-name="T39">, test_size=</text:span><text:span text:style-name="T42">0.3</text:span><text:span text:style-name="T39">, random_state=</text:span><text:span text:style-name="T42">42</text:span><text:span text:style-name="T39">)</text:span></text:p>
      <text:p text:style-name="P15"/>
      <text:p text:style-name="P6">Na sequência, usamos o modelo de Randon Forest para identificar as características mais importantes.</text:p>
      <text:p text:style-name="P14"><text:span text:style-name="T38"><text:s text:c="4"/></text:span><text:span text:style-name="T39">from sklearn.ensemble </text:span><text:span text:style-name="T40">import </text:span><text:span text:style-name="T39">RandomForestRegressor</text:span><text:line-break/><text:span text:style-name="T40">import </text:span><text:span text:style-name="T39">matplotlib.pyplot as plt</text:span><text:line-break/><text:line-break/><text:span text:style-name="T39"># Treinar o modelo</text:span><text:line-break/><text:span text:style-name="T39"> <text:s text:c="11"/></text:span><text:span text:style-name="T41">model </text:span><text:span text:style-name="T39">= RandomForestRegressor()</text:span><text:line-break/><text:span text:style-name="T41">model</text:span><text:span text:style-name="T39">.fit(X_train, y_train)</text:span><text:line-break/><text:line-break/><text:span text:style-name="T39"> <text:s text:c="11"/># Obter a importância das features</text:span><text:line-break/><text:span text:style-name="T39"> <text:s text:c="11"/></text:span><text:span text:style-name="T41">importances </text:span><text:span text:style-name="T39">= </text:span><text:span text:style-name="T41">model</text:span><text:span text:style-name="T39">.feature_importances_</text:span><text:line-break/><text:span text:style-name="T39"> <text:s text:c="3"/>feature_names = diabetes.feature_names</text:span><text:line-break/><text:line-break/><text:span text:style-name="T39"># Criar um gráfico de barras</text:span><text:line-break/><text:span text:style-name="T39">plt.figure(figsize=(</text:span><text:span text:style-name="T42">10</text:span><text:span text:style-name="T39">, </text:span><text:span text:style-name="T42">6</text:span><text:span text:style-name="T39">))</text:span><text:line-break/><text:span text:style-name="T39"> <text:s text:c="11"/>plt.barh(feature_names, </text:span><text:span text:style-name="T41">importances</text:span><text:span text:style-name="T39">)</text:span><text:line-break/><text:span text:style-name="T39"> <text:s text:c="11"/>plt.title(</text:span><text:span text:style-name="T45">"Importância das Features"</text:span><text:span text:style-name="T39">)</text:span><text:line-break/><text:span text:style-name="T39"> <text:s text:c="11"/>plt.xlabel(</text:span><text:span text:style-name="T45">"Importância"</text:span><text:span text:style-name="T39">)</text:span><text:line-break/><text:span text:style-name="T39"> <text:s text:c="11"/>plt.ylabel(</text:span><text:span text:style-name="T45">"Feature"</text:span><text:span text:style-name="T39">)</text:span><text:line-break/><text:span text:style-name="T39"> <text:s text:c="11"/>plt.show()</text:span></text:p>
      <text:p text:style-name="P13"><text:soft-page-break/></text:p>
      <text:p text:style-name="P21"><text:bookmark-start text:name="__DdeLink__915_2506024167"/><text:bookmark-end text:name="__DdeLink__915_2506024167"/><text:span text:style-name="T43">O modelo de </text:span><text:span text:style-name="T44">Random Forest</text:span><text:span text:style-name="T43"> calcula a importância de cada feature com base na redução do erro ao longo das árvores de decisão. Obtemos então um gráfico de barras com a importância de cada feature. Analisando esse gráfico, podemos remover variáveis irrelevantes, simplificando o modelo sem gerar impactos em sua precisão.</text:span></text:p>
      <text:p text:style-name="P6">Suponha que você está fazendo uma mala para uma viagem. Você precisa escolher apenas as roupas e acessórios mais importantes, porque não dá para levar tudo. No Machine Learning, a seleção de features funciona de forma parecida: ela ajuda a identificar quais características dos dados são realmente importantes para fazer previsões precisas.</text:p>
      <text:p text:style-name="P6">A seleção de features não só melhora a precisão do modelo, mas também reduz sua complexidade, tornando-o mais rápido e fácil de interpretar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12:35.336708924</meta:creation-date>
    <dc:date>2025-09-15T10:31:12.455515852</dc:date>
    <meta:editing-duration>PT8M1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36" meta:word-count="738" meta:character-count="5608" meta:non-whitespace-character-count="4625"/>
  </office:meta>
</office:document-meta>
</file>